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Standard" style:family="paragraph">
      <style:text-properties style:font-size-asian="10.5pt" fo:font-size="12pt" style:font-size-complex="12pt"/>
    </style:style>
    <style:style style:name="T1" style:family="text">
      <style:text-properties style:font-size-asian="10.5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<text:span text:style-name="T1">First of all, here are some tests related to the « if » expression (= function « test »).</text:span></text:p>
      <text:p text:style-name="P1"><text:span text:style-name="T1">I will be included</text:span> </text:p>
      <text:p text:style-name="P1"><text:span text:style-name="T1">Miam</text:span><text:span text:style-name="T1"> </text:span></text:p>
      <text:p text:style-name="P1"><text:span text:style-name="T1"><office:annotation><dc:creator>POD</dc:creator><dc:date>2018-10-25T16:51:25</dc:date><text:p>Error while evaluating expression "test(hell)". name 'hell' is not defined</text:p><text:p>   File "/opt/Plone-2.5.5/Python-2.4.4/lib/python2.4/site-packages/appy/pod/elements.py", line 160, in evaluate</text:p><text:p>    res = self._eval(context)</text:p><text:p>   File "/opt/Plone-2.5.5/Python-2.4.4/lib/python2.4/site-packages/appy/pod/elements.py", line 129, in _eval</text:p><text:p>    res = eval(self.expr, context)</text:p><text:p>   File "&lt;string&gt;", line 0, in ?</text:p><text:p> exceptions.NameError: name 'hell' is not defined</text:p></office:annotation></text:span> </text:p>
      <text:p text:style-name="P1"/>
      <text:p text:style-name="P1">Then,<office:annotation><dc:creator>POD</dc:creator><dc:date>2018-10-25T16:51:25</dc:date><text:p>I could not find an "if" statement named "tutu".</text:p><text:p>    raise ParsingError(ELSE_WITHOUT_NAMED_IF % ifReference)</text:p><text:p> appy.pod.buffers.ParsingError: I could not find an "if" statement named "tutu".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number-columns-repeated="1" table:style-name="Tableau1.A"/>
        <table:table-row>
          <table:table-cell office:value-type="string" table:protected="false" table:style-name="Tableau1.A1">
            <text:p text:style-name="P2">Hello<office:annotation><dc:creator>POD</dc:creator><dc:date>2018-10-25T16:51:25</dc:date><text:p>An "if" statement with the same name already exists.</text:p><text:p>    raise ParsingError(DUPLICATE_NAMED_IF)</text:p><text:p> appy.pod.buffers.ParsingError: 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18-10-25T16:51:25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18-10-25T16:51:25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  <dc:title>ifElseErrors</dc:title>
  </office:meta>
</office:document-meta>
</file>